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textarea-horizontal-align="justify" draw:textarea-vertical-align="middle" draw:auto-grow-height="false" fo:min-height="6.829cm" fo:min-width="9.041cm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41cm" svg:height="7.079cm" draw:transform="skewX (0.00785398163397449) rotate (0.00785398163397448) translate (4.459cm 4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cm" svg:y1="16.639cm" svg:x2="3cm" svg:y2="4.25cm">
          <text:p/>
        </draw:line>
        <draw:line draw:style-name="gr3" draw:text-style-name="P2" draw:layer="layout" svg:x1="3cm" svg:y1="16.639cm" svg:x2="27.25cm" svg:y2="16.639cm">
          <text:p/>
        </draw:line>
        <draw:custom-shape draw:style-name="gr1" draw:text-style-name="P1" draw:layer="layout" svg:width="9.541cm" svg:height="7.079cm" draw:transform="skewX (0.00785398163397449) rotate (0.00785398163397448) translate (4.459cm 5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541cm" svg:height="7.079cm" draw:transform="skewX (0.00785398163397449) rotate (0.00785398163397448) translate (4.459cm 7.1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541cm" svg:height="7.079cm" draw:transform="skewX (0.00785398163397449) rotate (0.00785398163397448) translate (4.459cm 8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541cm" svg:height="7.079cm" draw:transform="skewX (0.00785398163397449) rotate (0.00785398163397448) translate (4.459cm 9.6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2cm" svg:x="8.10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4.80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02:45:06.686041975</meta:creation-date>
    <dc:date>2023-05-22T13:44:52.981643397</dc:date>
    <meta:editing-duration>PT1H56M13S</meta:editing-duration>
    <meta:editing-cycles>5</meta:editing-cycles>
    <meta:generator>LibreOffice/7.5.2.2$Linux_X86_64 LibreOffice_project/50$Build-2</meta:generator>
    <meta:document-statistic meta:object-count="9"/>
  </office:meta>
</office:document-meta>
</file>